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style:style>
    <style:style style:name="P2" style:family="paragraph" style:parent-style-name="Standard">
      <style:text-properties style:font-name="FreeMono" officeooo:rsid="001eed64" officeooo:paragraph-rsid="001eed64"/>
    </style:style>
    <style:style style:name="P3" style:family="paragraph" style:parent-style-name="Standard">
      <style:text-properties officeooo:paragraph-rsid="001eed64"/>
    </style:style>
    <style:style style:name="T1" style:family="text">
      <style:text-properties style:text-underline-style="solid" style:text-underline-width="auto" style:text-underline-color="font-color"/>
    </style:style>
    <style:style style:name="T2" style:family="text">
      <style:text-properties style:font-name="FreeMono"/>
    </style:style>
    <style:style style:name="T3" style:family="text">
      <style:text-properties style:font-name="FreeMono"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ristopher Bero</text:p>
      <text:p text:style-name="P2">CPE 412</text:p>
      <text:p text:style-name="P2">Homework 5</text:p>
      <text:p text:style-name="P1"/>
      <text:p text:style-name="P3"><text:span text:style-name="T2">Create a hybrid multi-threaded/message passing implementation of the matrix/matrix multiplication program as outlined in Question 3 of Exam 2 and measure its execution characteristics on the UAH Jetson cluster. This representation assumes that the first matrix is of size</text:span><text:span text:style-name="Emphasis"><text:span text:style-name="Strong_20_Emphasis"><text:span text:style-name="T2"> lxm</text:span></text:span></text:span><text:span text:style-name="T2"> and the second matrix is of size </text:span><text:span text:style-name="Strong_20_Emphasis"><text:span text:style-name="Emphasis"><text:span text:style-name="T2">mxn</text:span></text:span></text:span><text:span text:style-name="T2">. Assume that the quantities being multiplied are of type float. This program should be written in a general manner to allows the number of message passing processes and the number of threads per message passing process to be independently set by the user at run time. The program should have been designed using the same row-wise decomposition method that was used in two of the previous homework assignments. It should be written in a manner that will result in the total amount of computation to be divided as evenly as possible among the message-passing processes with the computation that is assigned to each message-passing processes in turn being further divided as evenly as possible between the associated threads. A combination of </text:span><text:span text:style-name="Strong_20_Emphasis"><text:span text:style-name="T2">MPI</text:span></text:span><text:span text:style-name="T2"> and either </text:span><text:span text:style-name="Strong_20_Emphasis"><text:span text:style-name="T2">OpenMP</text:span></text:span><text:span text:style-name="T2"> or</text:span><text:span text:style-name="Strong_20_Emphasis"><text:span text:style-name="T2"> pThreads</text:span></text:span><text:span text:style-name="T2"> should be utilized to complete this problem. The number of threads should be a command-line parameter while the number of message-passing processes should be set using the mpirun command. The l, m, and n dimensions should also be command line parameters that can be set at run time. If the executable is named mm_mult_hybrid then the syntax needed to execute the code should take on the general form shown below:<text:line-break/></text:span></text:p>
      <text:p text:style-name="P3"><text:span text:style-name="Strong_20_Emphasis"><text:span text:style-name="T2">mpirun -np [No. Processes] mm_mult_hybrid [No. Threads/Process] [dim_l] [dim_m] [dim_n])</text:span></text:span><text:span text:style-name="T2"> <text:line-break/></text:span></text:p>
      <text:p text:style-name="P3"><text:span text:style-name="T2">After verifying that the program executes correctly on the </text:span><text:span text:style-name="Strong_20_Emphasis"><text:span text:style-name="T2">Jetson</text:span></text:span><text:span text:style-name="T2"> cluster as discussed in class then comment out the output and record the execution times for the 1 MPI Process/8 thread per process case, 2 MPI Process/4 thread per process case, 4 MPI Process/2 thread per process case, and the 8 MPI Process/1 thread per process case assuming square matrices of size </text:span><text:span text:style-name="Emphasis"><text:span text:style-name="Strong_20_Emphasis"><text:span text:style-name="T2">m</text:span></text:span></text:span><text:span text:style-name="T2">=</text:span><text:span text:style-name="Emphasis"><text:span text:style-name="Strong_20_Emphasis"><text:span text:style-name="T2">n</text:span></text:span></text:span><text:span text:style-name="T2">=</text:span><text:span text:style-name="Strong_20_Emphasis"><text:span text:style-name="Emphasis"><text:span text:style-name="T2">l</text:span></text:span></text:span><text:span text:style-name="T2">=3,000. Also run a reference 1/MPI Process 1 thread per process case as a reference for the same </text:span><text:span text:style-name="Emphasis"><text:span text:style-name="Strong_20_Emphasis"><text:span text:style-name="T2">m</text:span></text:span></text:span><text:span text:style-name="T2">=</text:span><text:span text:style-name="Strong_20_Emphasis"><text:span text:style-name="Emphasis"><text:span text:style-name="T2">n</text:span></text:span></text:span><text:span text:style-name="T2">=</text:span><text:span text:style-name="Emphasis"><text:span text:style-name="Strong_20_Emphasis"><text:span text:style-name="T2">l</text:span></text:span></text:span><text:span text:style-name="T2">=3,000 dimensions. </text:span><text:span text:style-name="T3">In collecting this data you are to use the</text:span><text:span text:style-name="Strong_20_Emphasis"><text:span text:style-name="T3"> run_script</text:span></text:span><text:span text:style-name="T3"> command where the number of nodes selected is set to the number of MPI processes that are employed.</text:span><text:span text:style-name="T2"> After this compare these execution times with that of the original serial program. What is the relative speedup and efficiency for each case? Is there a significant difference between the various parallel implementations? If so give a possible explanation as to why the execution time was not the same for each case given that the total number of threads is the same in all cases and your code was designed to evenly distribute the workload among the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0:02:58.284011610</meta:creation-date>
    <dc:date>2015-11-24T10:03:45.273968889</dc:date>
    <meta:editing-duration>PT47S</meta:editing-duration>
    <meta:editing-cycles>1</meta:editing-cycles>
    <meta:document-statistic meta:table-count="0" meta:image-count="0" meta:object-count="0" meta:page-count="1" meta:paragraph-count="6" meta:word-count="449" meta:character-count="2729" meta:non-whitespace-character-count="2283"/>
    <meta:generator>LibreOffice/5.0.3.2$Linux_X86_64 LibreOffice_project/00m0$Build-2</meta:generator>
  </office:meta>
</office:document-meta>
</file>